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officeooo:rsid="001e4968" officeooo:paragraph-rsid="001e4968" style:font-size-asian="11pt" style:font-style-asian="normal" style:font-weight-asian="normal" style:text-emphasize="none"/>
    </style:style>
    <style:style style:name="P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P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3pt" fo:font-style="normal" fo:text-shadow="none" style:text-underline-style="none" fo:font-weight="normal" officeooo:rsid="001e4968" officeooo:paragraph-rsid="001e4968" style:font-size-asian="13pt" style:font-style-asian="normal" style:font-weight-asian="normal" style:font-size-complex="13pt" style:text-emphasize="none"/>
    </style:style>
    <style:style style:name="T1" style:family="text">
      <style:text-properties officeooo:rsid="0020c0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xplain a little about your experience with finding a forum/conversation regarding your modules on the platform.</text:p>
      <text:p text:style-name="P2">Platform: <text:span text:style-name="T1">learning space</text:span></text:p>
      <text:p text:style-name="P3"/>
      <text:p text:style-name="P4">1) Learning Space isnt used as much for forum conversations, as this typically happens in teams. The few times my lecturers have used the forum section, the text boxes feel a bit dated to format</text:p>
      <text:p text:style-name="P4"/>
      <text:p text:style-name="P4">2) Again everything is clearly labeled so its easy to find what links you need and such.</text:p>
      <text:p text:style-name="P4"/>
      <text:p text:style-name="P4">3) Very easy on learning space, I was able to use it for multiple groups.</text:p>
      <text:p text:style-name="P4"/>
      <text:p text:style-name="P4">4) The forums exist and we have been directed to them multiple times to interact with. Conversation however, doesn't normally take place via these forums to my understanding.</text:p>
      <text:p text:style-name="P4"/>
      <text:p text:style-name="P4">5) I know there is form content on the site but I'm never sure where. Sometimes its bellow assignments but it undergoes very little use from anyone.</text:p>
      <text:p text:style-name="P4"/>
      <text:p text:style-name="P4">6) Information related to course is displayed but could use more content</text:p>
      <text:p text:style-name="P4"/>
      <text:p text:style-name="P4">7) If there is a way to have conversations beyond emails or using teams, which is a completely separate software, I am completely unaware of it. this makes it relatively difficult to ask questions or communicate unless i am sending a formal email to my tutor or in the class on set days</text:p>
      <text:p text:style-name="P4"/>
      <text:p text:style-name="P4">8) Only certain activities have forum posts and activities and are only distinguished from everything else by a small icon, other than that, they are just a link to access the forum which can be confusing.</text:p>
      <text:p text:style-name="P4"/>
      <text:p text:style-name="P4">9) I couldn't find it at all, would like to have some sort of Q/A section where you can drop your questions and not focus on trying to get lecturer for that. Moreover you don't really want to use discord for it.</text:p>
      <text:p text:style-name="P4"/>
      <text:p text:style-name="P4">10) very few forums scattered across the modules, so naturally hard to find</text:p>
      <text:p text:style-name="P4"/>
      <text:p text:style-name="P4">11) I couldn't find forums on the ongoing modules but it might be because there simply are no forums since people rarely used them</text:p>
      <text:p text:style-name="P4"/>
      <text:p text:style-name="P4">12) I do not use forums at all, so I would not have found them without desire</text:p>
      <text:p text:style-name="P4"/>
      <text:p text:style-name="P4">13) You have to navigate a fair amount to get to any forum related to the module you are wanting to look at.</text:p>
      <text:p text:style-name="P4"/>
      <text:p text:style-name="P4">14) I go all around the houses to find forums I need to look at.</text:p>
      <text:p text:style-name="P4"/>
      <text:p text:style-name="P4">15) It's treated as a message board and nobody used it; if the module bothered to add one in.</text:p>
      <text:p text:style-name="P4"><text:soft-page-break/></text:p>
      <text:p text:style-name="P4">16) I have never used the fourm. Fourms are quite outdated and my fourms on my specific course (fashion photography) the fourms arent used. We just email back and fourth or use whats app for our year group.</text:p>
      <text:p text:style-name="P4"/>
      <text:p text:style-name="P4">17) Some ability to see examples of past student work on some modules. Mostly a lack of examples and ability to compare work.</text:p>
      <text:p text:style-name="P4"/>
      <text:p text:style-name="P4">18) You have all you need up there, and it makes life easier</text:p>
      <text:p text:style-name="P4"/>
      <text:p text:style-name="P4">19) I don't actually know where the forums are, aside from individual weeks. If there is a space for all of the forums, I don't know how to access it.</text:p>
      <text:p text:style-name="P4"/>
      <text:p text:style-name="P4">20) That kind of thing is usually managed on Teams or via email. As far as I know, there aren't really any public forums for this sort of thing.</text:p>
      <text:p text:style-name="P4"/>
      <text:p text:style-name="P4">21) Forums are well hidden. You have to know which icon relates to a forum to even access one and before that you have to be under the relevant module. Having a space where forums can be directly accessed would benefit the system.</text:p>
      <text:p text:style-name="P4"/>
      <text:p text:style-name="P4">22) if i wanted to talk to someone about my modules i would have to personally seek them out by either email or other social media.</text:p>
      <text:p text:style-name="P4"/>
      <text:p text:style-name="P4">23) I don't seem to be provided with these at all. (Rated 2 as it just may be possible that none come with my course anyway)</text:p>
      <text:p text:style-name="P4"/>
      <text:p text:style-name="P4">24) Not aware of any forums/conversations related to the course really. I can talk to lecturers through teams and discord but I'm not sure about anything else other than that.</text:p>
      <text:p text:style-name="P4"/>
      <text:p text:style-name="P4">25) its generally hard to find more conversation based infromation on the platform</text:p>
      <text:p text:style-name="P4"/>
      <text:p text:style-name="P4">26) Couldnt find the forum/conversation section</text:p>
      <text:p text:style-name="P1"/>
      <text:p text:style-name="P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21:49:03.644994785</meta:creation-date>
    <dc:date>2023-03-17T22:41:37.901473195</dc:date>
    <meta:editing-duration>PT38M21S</meta:editing-duration>
    <meta:editing-cycles>5</meta:editing-cycles>
    <meta:generator>LibreOffice/7.4.4.2$Linux_X86_64 LibreOffice_project/40$Build-2</meta:generator>
    <meta:document-statistic meta:table-count="0" meta:image-count="0" meta:object-count="0" meta:page-count="2" meta:paragraph-count="28" meta:word-count="672" meta:character-count="3608" meta:non-whitespace-character-count="2964"/>
  </office:meta>
</office:document-meta>
</file>